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124b60" officeooo:paragraph-rsid="00124b60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1pt" style:text-underline-style="solid" style:text-underline-width="auto" style:text-underline-color="font-color" fo:font-weight="bold" officeooo:rsid="00124b60" officeooo:paragraph-rsid="00124b60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1/01/2023</text:p>
      <text:p text:style-name="P1">DIFERENCIAS ENTRE INTERFACES Y CLASES ABSTRACTAS.</text:p>
      <text:p text:style-name="P1"><text:span text:style-name="T2"/></text:p>
      <text:p text:style-name="P1"><text:span text:style-name="T1">Interfaces:</text:span></text:p>
      <text:p text:style-name="P1"><text:span text:style-name="T2">- Herencia Múltiple.</text:span></text:p>
      <text:p text:style-name="P1"><text:span text:style-name="T2">- No cuerpo métodos.</text:span></text:p>
      <text:p text:style-name="P1"><text:span text:style-name="T2">- Constante.</text:span></text:p>
      <text:p text:style-name="P1"><text:span text:style-name="T2">- Implementa.</text:span></text:p>
      <text:p text:style-name="P1"><text:span text:style-name="T2"/></text:p>
      <text:p text:style-name="P1"><text:span text:style-name="T1">Clases Abstractas:</text:span></text:p>
      <text:p text:style-name="P1"><text:span text:style-name="T2">- Herencia Simple.</text:span></text:p>
      <text:p text:style-name="P1"><text:span text:style-name="T2">- Método con/sin cuerpo.</text:span></text:p>
      <text:p text:style-name="P1"><text:span text:style-name="T2">- Constante y campos.</text:span></text:p>
      <text:p text:style-name="P1"><text:span text:style-name="T2">- Externos.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08:43:54.943000000</meta:creation-date>
    <dc:date>2023-01-11T10:37:44.433000000</dc:date>
    <meta:editing-duration>PT1H43M32S</meta:editing-duration>
    <meta:editing-cycles>1</meta:editing-cycles>
    <meta:document-statistic meta:table-count="0" meta:image-count="0" meta:object-count="0" meta:page-count="1" meta:paragraph-count="12" meta:word-count="34" meta:character-count="227" meta:non-whitespace-character-count="205"/>
    <meta:generator>LibreOffice/7.2.1.2$Windows_X86_64 LibreOffice_project/87b77fad49947c1441b67c559c339af8f3517e22</meta:generator>
  </office:meta>
</office:document-meta>
</file>